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text-properties officeooo:rsid="00026d6d" officeooo:paragraph-rsid="00026d6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officeooo:rsid="00026d6d" officeooo:paragraph-rsid="00026d6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s DTO</text:p>
      <text:p text:style-name="P5"/>
      <text:p text:style-name="P4" loext:marker-style-name="T2"><text:span text:style-name="T1">package </text:span><text:span text:style-name="T2">projeto.Mari.Biblioteca.dto;<text:line-break/><text:line-break/></text:span><text:span text:style-name="T1">public record </text:span><text:span text:style-name="T2">AlunosDTO(<text:line-break/> <text:s text:c="7"/>Long codUsuario,<text:line-break/> <text:s text:c="7"/>String nome,<text:line-break/> <text:s text:c="7"/>String documento,<text:line-break/> <text:s text:c="7"/>String endereco,<text:line-break/> <text:s text:c="7"/>String telefone,<text:line-break/> <text:s text:c="7"/>Integer codCurso,<text:line-break/> <text:s text:c="7"/>String turma,<text:line-break/> <text:s text:c="7"/>String periodo,<text:line-break/> <text:s text:c="7"/>Integer codCirculacao<text:line-break/>){<text:line-break/>}</text:span></text:p>
      <text:p text:style-name="P5"/>
      <text:p text:style-name="P5"/>
      <text:p text:style-name="P11">Seu código define um DTO (<text:span text:style-name="Source_20_Text">Data Transfer Object</text:span>) chamado <text:span text:style-name="Source_20_Text">AlunosDTO</text:span> usando a estrutura <text:span text:style-name="Source_20_Text">record</text:span> introduzida no Java 14 (como uma prévia) e finalizada no Java 16. O uso de <text:span text:style-name="Source_20_Text">record</text:span> torna a definição de classes imutáveis mais simples e concisa.</text:p>
      <text:p text:style-name="Text_20_body">Aqui está o código com uma explicação detalhada:</text:p>
      <text:p text:style-name="Preformatted_20_Text">java</text:p>
      <text:p text:style-name="Preformatted_20_Text">Copiar código</text:p>
      <text:p text:style-name="P1"><text:span text:style-name="Source_20_Text">package projeto.Mari.Biblioteca.dto;</text:span></text:p>
      <text:p text:style-name="P2"/>
      <text:p text:style-name="P2"><text:span text:style-name="Source_20_Text">public record AlunosDTO(</text:span></text:p>
      <text:p text:style-name="P2"><text:span text:style-name="Source_20_Text"><text:s text:c="8"/>Long codUsuario,</text:span></text:p>
      <text:p text:style-name="P2"><text:span text:style-name="Source_20_Text"><text:s text:c="8"/>String nome,</text:span></text:p>
      <text:p text:style-name="P2"><text:span text:style-name="Source_20_Text"><text:s text:c="8"/>String documento,</text:span></text:p>
      <text:p text:style-name="P2"><text:span text:style-name="Source_20_Text"><text:s text:c="8"/>String endereco,</text:span></text:p>
      <text:p text:style-name="P2"><text:span text:style-name="Source_20_Text"><text:s text:c="8"/>String telefone,</text:span></text:p>
      <text:p text:style-name="P2"><text:span text:style-name="Source_20_Text"><text:s text:c="8"/>Integer codCurso,</text:span></text:p>
      <text:p text:style-name="P2"><text:span text:style-name="Source_20_Text"><text:s text:c="8"/>String turma,</text:span></text:p>
      <text:p text:style-name="P2"><text:span text:style-name="Source_20_Text"><text:s text:c="8"/>String periodo,</text:span></text:p>
      <text:p text:style-name="P2"><text:span text:style-name="Source_20_Text"><text:s text:c="8"/>Integer codCirculacao</text:span></text:p>
      <text:p text:style-name="P2"><text:span text:style-name="Source_20_Text">) {</text:span></text:p>
      <text:p text:style-name="P3"><text:span text:style-name="Source_20_Text">}</text:span></text:p>
      <text:p text:style-name="Text_20_body"><text:span text:style-name="Strong_20_Emphasis">Explicação detalhada:</text:span></text:p>
      <text:list text:style-name="L1">
        <text:list-item>
          <text:p text:style-name="P6"><text:span text:style-name="Strong_20_Emphasis">Pacote</text:span>:</text:p>
          <text:list>
            <text:list-item>
              <text:p text:style-name="P7"><text:span text:style-name="Source_20_Text">package projeto.Mari.Biblioteca.dto;</text:span>: Define o pacote onde este record está localizado.</text:p>
            </text:list-item>
          </text:list>
        </text:list-item>
        <text:list-item>
          <text:p text:style-name="P6"><text:span text:style-name="Strong_20_Emphasis">Definição do Record </text:span><text:span text:style-name="Strong_20_Emphasis"><text:span text:style-name="Source_20_Text">AlunosDTO</text:span></text:span>:</text:p>
          <text:list>
            <text:list-item>
              <text:p text:style-name="P7">A palavra-chave <text:span text:style-name="Source_20_Text">record</text:span> é usada para definir um novo tipo de dado imutável.</text:p>
            </text:list-item>
            <text:list-item>
              <text:p text:style-name="P7"><text:span text:style-name="Source_20_Text">public record AlunosDTO(...) {}</text:span> define um record público chamado <text:span text:style-name="Source_20_Text">AlunosDTO</text:span> com os seguintes componentes:</text:p>
              <text:list>
                <text:list-item>
                  <text:p text:style-name="P7"><text:span text:style-name="Source_20_Text">Long codUsuario</text:span>: Identificador único do aluno.</text:p>
                </text:list-item>
                <text:list-item>
                  <text:p text:style-name="P7"><text:span text:style-name="Source_20_Text">String nome</text:span>: Nome do aluno.</text:p>
                </text:list-item>
                <text:list-item>
                  <text:p text:style-name="P7"><text:soft-page-break/><text:span text:style-name="Source_20_Text">String documento</text:span>: Documento do aluno (aqui está sendo usado como uma <text:span text:style-name="Source_20_Text">String</text:span>, diferente da entidade <text:span text:style-name="Source_20_Text">Alunos</text:span> onde era uma classe <text:span text:style-name="Source_20_Text">Documento</text:span>).</text:p>
                </text:list-item>
                <text:list-item>
                  <text:p text:style-name="P7"><text:span text:style-name="Source_20_Text">String endereco</text:span>: Endereço do aluno.</text:p>
                </text:list-item>
                <text:list-item>
                  <text:p text:style-name="P7"><text:span text:style-name="Source_20_Text">String telefone</text:span>: Telefone do aluno.</text:p>
                </text:list-item>
                <text:list-item>
                  <text:p text:style-name="P7"><text:span text:style-name="Source_20_Text">Integer codCurso</text:span>: Código do curso do aluno.</text:p>
                </text:list-item>
                <text:list-item>
                  <text:p text:style-name="P7"><text:span text:style-name="Source_20_Text">String turma</text:span>: Turma do aluno.</text:p>
                </text:list-item>
                <text:list-item>
                  <text:p text:style-name="P7"><text:span text:style-name="Source_20_Text">String periodo</text:span>: Período do curso do aluno.</text:p>
                </text:list-item>
                <text:list-item>
                  <text:p text:style-name="P6"><text:span text:style-name="Source_20_Text">Integer codCirculacao</text:span>: Código de circulação (aqui está sendo usado como <text:span text:style-name="Source_20_Text">Integer</text:span>, diferente da entidade <text:span text:style-name="Source_20_Text">Alunos</text:span> onde era uma classe <text:span text:style-name="Source_20_Text">Circulacao</text:span>).</text:p>
                </text:list-item>
              </text:list>
            </text:list-item>
          </text:list>
        </text:list-item>
      </text:list>
      <text:p text:style-name="Text_20_body"><text:span text:style-name="Strong_20_Emphasis">Características dos Records:</text:span></text:p>
      <text:list text:style-name="L2">
        <text:list-item>
          <text:p text:style-name="P9"><text:span text:style-name="Strong_20_Emphasis">Imutabilidade</text:span>: Todos os campos de um record são final e só podem ser atribuídos uma vez.</text:p>
        </text:list-item>
        <text:list-item>
          <text:p text:style-name="P9"><text:span text:style-name="Strong_20_Emphasis">Construtor Automático</text:span>: Um construtor é gerado automaticamente que aceita um valor para cada campo, e esses valores são atribuídos aos campos correspondentes.</text:p>
        </text:list-item>
        <text:list-item>
          <text:p text:style-name="P8"><text:span text:style-name="Strong_20_Emphasis">Métodos Automáticos</text:span>: Métodos como <text:span text:style-name="Source_20_Text">toString()</text:span>, <text:span text:style-name="Source_20_Text">equals()</text:span>, e <text:span text:style-name="Source_20_Text">hashCode()</text:span> são gerados automaticamente.</text:p>
        </text:list-item>
      </text:list>
      <text:p text:style-name="Text_20_body"><text:span text:style-name="Strong_20_Emphasis">Diferenças Notáveis com a Entidade </text:span><text:span text:style-name="Strong_20_Emphasis"><text:span text:style-name="Source_20_Text">Alunos</text:span></text:span><text:span text:style-name="Strong_20_Emphasis">:</text:span></text:p>
      <text:list text:style-name="L3">
        <text:list-item>
          <text:p text:style-name="P10">No <text:span text:style-name="Source_20_Text">AlunosDTO</text:span>, <text:span text:style-name="Source_20_Text">documento</text:span> e <text:span text:style-name="Source_20_Text">codCirculacao</text:span> são do tipo <text:span text:style-name="Source_20_Text">String</text:span> e <text:span text:style-name="Source_20_Text">Integer</text:span>, respectivamente, enquanto na entidade <text:span text:style-name="Source_20_Text">Alunos</text:span> são do tipo <text:span text:style-name="Source_20_Text">Documento</text:span> e <text:span text:style-name="Source_20_Text">Circulacao</text:span>. Esta diferença sugere que os tipos na entidade podem representar relações ou classes mais complexas, enquanto no DTO são representados por tipos primitivos ou simples, o que é uma prática comum para simplificar a transferência de dados.</text:p>
        </text:list-item>
      </text:list>
      <text:p text:style-name="Text_20_body">Seu código está bem estruturado e utiliza de forma eficaz o recurso de records do Java para criar um DTO. Certifique-se de que as conversões entre a entidade <text:span text:style-name="Source_20_Text">Alunos</text:span> e <text:span text:style-name="Source_20_Text">AlunosDTO</text:span> no mapeador (<text:span text:style-name="Source_20_Text">AlunosMapper</text:span>) estejam corretas, especialmente para os campos <text:span text:style-name="Source_20_Text">documento</text:span> e <text:span text:style-name="Source_20_Text">codCirculacao</text:span>, que têm tipos diferentes no DTO e na entidade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09:41.837000000</meta:creation-date>
    <dc:date>2024-06-14T17:10:35.718000000</dc:date>
    <meta:editing-duration>PT54S</meta:editing-duration>
    <meta:editing-cycles>1</meta:editing-cycles>
    <meta:document-statistic meta:table-count="0" meta:image-count="0" meta:object-count="0" meta:page-count="2" meta:paragraph-count="41" meta:word-count="416" meta:character-count="2883" meta:non-whitespace-character-count="2381"/>
    <meta:generator>LibreOffice/24.2.3.2$Windows_X86_64 LibreOffice_project/433d9c2ded56988e8a90e6b2e771ee4e6a5ab2ba</meta:generator>
  </office:meta>
</office:document-meta>
</file>